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 (s)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ight (m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style-name="ce1">
            <text:p>1500</text:p>
          </table:table-cell>
          <table:table-cell office:value-type="float" office:value="2200" table:style-name="ce1">
            <text:p>2200</text:p>
          </table:table-cell>
          <table:table-cell office:value-type="float" office:value="3600" table:style-name="ce1">
            <text:p>3600</text:p>
          </table:table-cell>
          <table:table-cell office:value-type="float" office:value="6200" table:style-name="ce1">
            <text:p>6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eed (km/h)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103" table:style-name="ce1">
            <text:p>103</text:p>
          </table:table-cell>
          <table:table-cell office:value-type="float" office:value="338" table:style-name="ce1">
            <text:p>338</text:p>
          </table:table-cell>
          <table:table-cell office:value-type="float" office:value="438" table:style-name="ce1">
            <text:p>438</text:p>
          </table:table-cell>
          <table:table-cell office:value-type="float" office:value="620" table:style-name="ce1">
            <text:p>620</text:p>
          </table:table-cell>
          <table:table-cell office:value-type="float" office:value="900" table:style-name="ce1">
            <text:p>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eed (m/s)</text:p>
          </table:table-cell>
          <table:table-cell office:value-type="float" office:value="2.7777777777777777" table:formula="of:=[.B3]/3.6" table:style-name="ce1">
            <text:p>2,777777778</text:p>
          </table:table-cell>
          <table:table-cell office:value-type="float" office:value="11.388888888888889" table:formula="of:=[.C3]/3.6" table:style-name="ce1">
            <text:p>11,38888889</text:p>
          </table:table-cell>
          <table:table-cell office:value-type="float" office:value="21.388888888888889" table:formula="of:=[.D3]/3.6" table:style-name="ce1">
            <text:p>21,38888889</text:p>
          </table:table-cell>
          <table:table-cell office:value-type="float" office:value="28.611111111111111" table:formula="of:=[.E3]/3.6" table:style-name="ce1">
            <text:p>28,61111111</text:p>
          </table:table-cell>
          <table:table-cell office:value-type="float" office:value="93.888888888888886" table:formula="of:=[.F3]/3.6" table:style-name="ce1">
            <text:p>93,88888889</text:p>
          </table:table-cell>
          <table:table-cell office:value-type="float" office:value="121.66666666666666" table:formula="of:=[.G3]/3.6" table:style-name="ce1">
            <text:p>121,6666667</text:p>
          </table:table-cell>
          <table:table-cell office:value-type="float" office:value="172.22222222222223" table:formula="of:=[.H3]/3.6" table:style-name="ce1">
            <text:p>172,2222222</text:p>
          </table:table-cell>
          <table:table-cell office:value-type="float" office:value="250" table:formula="of:=[.I3]/3.6" table:style-name="ce1">
            <text:p>250</text:p>
          </table:table-cell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meta:initial-creator>jason</meta:initial-creator>
    <dc:creator>jason</dc:creator>
    <meta:creation-date>2016-06-03T20:06:04Z</meta:creation-date>
    <dc:date>2016-06-04T22:14:21Z</dc:date>
    <meta:editing-duration>PT0S</meta:editing-duration>
  </office:meta>
</office:document-meta>
</file>